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Does Investment in Information Technology correlate with economic well-being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Agenda Items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list text:style-name="L1">
              <text:list-item>
                <text:p text:style-name="P3">Introduction</text:p>
              </text:list-item>
              <text:list-item>
                <text:p text:style-name="P3">Problem Statement and Background</text:p>
              </text:list-item>
              <text:list-item>
                <text:p text:style-name="P3">Literature Review</text:p>
              </text:list-item>
              <text:list-item>
                <text:p text:style-name="P3">Methodology &amp; Research Design</text:p>
              </text:list-item>
              <text:list-item>
                <text:p text:style-name="P3">Results &amp; Discussions</text:p>
              </text:list-item>
              <text:list-item>
                <text:p text:style-name="P3">References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Introduction &amp; Background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Problem Statement: Is government investment in Health Information Technology (HIT) influenced by the socioeconomic conditions of the institutions’ region</text:p>
              </text:list-item>
              <text:list-item>
                <text:p>HIT is very beneficial for the healthcare industry, healthcare professionals, and patients</text:p>
              </text:list-item>
              <text:list-item>
                <text:p>HIT can reduce time spent on administrative tasks and improve organizational productivity, which improves outcomes for patients</text:p>
              </text:list-item>
              <text:list-item>
                <text:p>Government policy is often unequal, and may be prone to regional bias and lobbyist pressures</text:p>
              </text:list-item>
              <text:list-item>
                <text:p>Does government policy reflect and enforce already existing socioeconomic divides, or does it try to reduce the gap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Background: EHR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Electronic Health Record (EHR) is one of the most common, and most widely adopted, HIT systems</text:p>
              </text:list-item>
              <text:list-item>
                <text:p>The US government has been trying to incentivize physicians and institutions to adopt EHR systems “in a meaningful manner” since 2009</text:p>
              </text:list-item>
              <text:list-item>
                <text:p>The US government subsidizes hospitals for the adoption and effective use of EHR systems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Literature Review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Government Investment &amp; Inequal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conomic Growth and Inequality: The Role of Public Investment</text:p>
              </text:list-item>
              <text:list-item>
                <text:p>Infrastructure and Inequality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Technology and Equity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Digital Health and Inequalities in access to Health Services in Bangladesh: Mixed Methods Study</text:p>
              </text:list-item>
              <text:list-item>
                <text:p text:style-name="P2">Global Digital Divide: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473cm" svg:x="1.4cm" svg:y="0.206cm" presentation:class="title" presentation:user-transformed="true">
          <draw:text-box>
            <text:p>Health Technology Investment in the United State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>Methodology and Design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6" draw:text-style-name="P2" draw:layer="layout" svg:width="25.199cm" svg:height="2.629cm" svg:x="1.4cm" svg:y="0.628cm" presentation:class="title">
          <draw:text-box>
            <text:p>Definition of Variables</text:p>
          </draw:text-box>
        </draw:frame>
        <draw:frame presentation:style-name="pr5" draw:text-style-name="P2" draw:layer="layout" svg:width="12.297cm" svg:height="9.134cm" svg:x="1.4cm" svg:y="3.685cm" presentation:class="outline">
          <draw:text-box>
            <text:p>Dependent Variables</text:p>
            <text:list text:style-name="L2">
              <text:list-item>
                <text:p>Government spending</text:p>
              </text:list-item>
            </text:list>
          </draw:text-box>
        </draw:frame>
        <draw:frame presentation:style-name="pr5" draw:text-style-name="P2" draw:layer="layout" svg:width="12.297cm" svg:height="9.134cm" svg:x="14.313cm" svg:y="3.685cm" presentation:class="outline">
          <draw:text-box>
            <text:p>Independent Variables</text:p>
            <text:list text:style-name="L2">
              <text:list-item>
                <text:p>GDP per Capita</text:p>
              </text:list-item>
              <text:list-item>
                <text:p>County Revenue</text:p>
              </text:list-item>
              <text:list-item>
                <text:p>County Expens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Proposed Hypothesi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H01: Government spending on EHR investment is not correlated with county socioeconomic fact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Methods Used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Algorithms U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Data Collect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Open Data from the Government of Californi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Validity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Whether the results can be extrapolated outside of California</text:p>
              </text:list-item>
              <text:list-item>
                <text:p>Whether the results can be extrapolated to systems different from the American mode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Conclusions &amp; Recommendations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8T23:36:03.490600153</dc:date>
    <meta:editing-duration>PT39M23S</meta:editing-duration>
    <meta:editing-cycles>7</meta:editing-cycles>
    <meta:generator>LibreOffice/7.4.1.2$Linux_X86_64 LibreOffice_project/40$Build-2</meta:generator>
    <meta:document-statistic meta:object-count="83"/>
  </office:meta>
</office:document-meta>
</file>